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pBag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contain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extract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MapBag.removeAll( Collection co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g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apBag.mo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equals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MapBag.DefaultMap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MapBag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retainAll( Bag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MapBag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MapBag.setMap( 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apBag.remove( Object object , int nCop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MapBag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Iterator.BagIterator( DefaultMapBag parent , Iterator sup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apBag.add( Object object , int nCop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MapBag.calcTot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apBag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MapBag.getCount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apBag.toArray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uniqu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containsAll( Bag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apBag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contains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addAll( Collection co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apBag.DefaultMapBag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Bag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